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ff6600"/>
      <style:text-properties fo:color="#ffcc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8" office:value-type="string" calcext:value-type="string">
            <text:p>Dow_990930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9" office:value-type="string" calcext:value-type="string">
            <text:p>randomly_Dow_130508_160824</text:p>
          </table:table-cell>
          <table:table-cell table:style-name="ce14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5" office:value-type="percentage" office:value="0.3551" calcext:value-type="percentage">
            <text:p>35.51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5" office:value-type="percentage" office:value="0.6993" calcext:value-type="percentage">
            <text:p>69.93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ce5" office:value-type="percentage" office:value="0.79" calcext:value-type="percentage">
            <text:p>79.00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1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number-columns-repeated="2"/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00/00/00</text:date>, <text:time style:data-style-name="N2" text:time-value="15:28:34.64910553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09T15:46:20.546758253</dc:date>
    <meta:editing-duration>P1DT2H32M27S</meta:editing-duration>
    <meta:editing-cycles>28</meta:editing-cycles>
    <meta:generator>LibreOffice/5.1.6.2$Linux_X86_64 LibreOffice_project/10m0$Build-2</meta:generator>
    <meta:document-statistic meta:table-count="1" meta:cell-count="181" meta:object-count="0"/>
  </office:meta>
</office:document-meta>
</file>